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0.00pt" fo:font-weight="bold" fo:font-family="Calibri" style:font-family-asian="Calibri" style:font-family-complex="Calibri" fo:background-color="transparent" style:use-window-font-color="true" fo:font-style="italic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9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fo:color="#ff0000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fo:color="#ff0000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fo:color="#ff0000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fo:color="#ff0000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fo:color="#ff0000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fo:color="#ff0000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fo:color="#ff0000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fo:color="#ff0000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fo:color="#ff0000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fo:color="#ff0000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fo:color="#ff0000"/>
    </style:style>
    <style:style style:name="T1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9.00pt" fo:font-weight="bold" fo:font-family="Calibri" style:font-family-asian="Calibri" style:font-family-complex="Calibri" fo:background-color="transparent" fo:color="#ff0000" fo:font-style="italic"/>
    </style:style>
    <style:style style:name="T172" style:family="text">
      <style:text-properties fo:font-size="9.00pt" fo:font-weight="bold" fo:font-family="Calibri" style:font-family-asian="Calibri" style:font-family-complex="Calibri" fo:background-color="transparent" fo:color="#ff0000" fo:font-style="italic"/>
    </style:style>
    <style:style style:name="T173" style:family="text">
      <style:text-properties fo:font-size="9.00pt" fo:font-weight="bold" fo:font-family="Calibri" style:font-family-asian="Calibri" style:font-family-complex="Calibri" fo:background-color="transparent" fo:color="#ff0000" fo:font-style="italic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justify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justify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justify" fo:margin-bottom="10.00pt"/>
    </style:style>
    <style:style style:name="P8" style:family="paragraph">
      <style:paragraph-properties fo:line-height="100.00%" fo:text-align="justify" fo:margin-bottom="10.00pt"/>
    </style:style>
    <style:style style:name="P9" style:family="paragraph">
      <style:paragraph-properties fo:line-height="115.00%" fo:text-align="justify" fo:margin-bottom="10.00pt"/>
    </style:style>
    <style:style style:name="P10" style:family="paragraph">
      <style:paragraph-properties fo:line-height="115.00%" fo:text-align="justify" fo:margin-left="106.20pt" fo:text-indent="0.00pt" fo:margin-bottom="10.00pt"/>
    </style:style>
    <style:style style:name="P11" style:family="paragraph">
      <style:paragraph-properties fo:line-height="115.00%" fo:text-align="justify" fo:margin-left="0.00pt" fo:text-indent="35.40pt" fo:margin-bottom="10.00pt"/>
    </style:style>
    <style:style style:name="P12" style:family="paragraph">
      <style:paragraph-properties fo:line-height="115.00%" fo:text-align="justify" fo:margin-left="35.40pt" fo:text-indent="0.00pt" fo:margin-bottom="10.00pt"/>
    </style:style>
    <style:style style:name="P13" style:family="paragraph">
      <style:paragraph-properties fo:line-height="115.00%" fo:text-align="justify" fo:margin-left="106.20pt" fo:text-indent="0.00pt" fo:margin-bottom="10.00pt"/>
    </style:style>
    <style:style style:name="P14" style:family="paragraph">
      <style:paragraph-properties fo:line-height="115.00%" fo:text-align="justify" fo:margin-bottom="10.00pt"/>
    </style:style>
    <style:style style:name="P15" style:family="paragraph">
      <style:paragraph-properties fo:line-height="115.00%" fo:text-align="justify" fo:margin-left="106.20pt" fo:text-indent="0.00pt" fo:margin-bottom="10.00pt"/>
    </style:style>
    <style:style style:name="P16" style:family="paragraph">
      <style:paragraph-properties fo:line-height="115.00%" fo:text-align="justify" fo:margin-bottom="10.00pt"/>
    </style:style>
    <style:style style:name="P17" style:family="paragraph">
      <style:paragraph-properties fo:line-height="115.00%" fo:text-align="left" fo:margin-bottom="10.00pt"/>
    </style:style>
    <style:style style:name="P18" style:family="paragraph">
      <style:paragraph-properties fo:line-height="115.00%" fo:text-align="justify" fo:margin-left="35.40pt" fo:text-indent="0.00pt" fo:margin-bottom="10.00pt"/>
    </style:style>
    <style:style style:name="P19" style:family="paragraph">
      <style:paragraph-properties fo:line-height="115.00%" fo:text-align="left" fo:margin-left="71.40pt" fo:text-indent="0.00pt" fo:margin-bottom="18.00pt"/>
    </style:style>
    <style:style style:name="P20" style:family="paragraph">
      <style:paragraph-properties fo:line-height="115.00%" fo:text-align="left" fo:margin-bottom="10.00pt"/>
    </style:style>
    <style:style style:name="P21" style:family="paragraph">
      <style:paragraph-properties fo:line-height="115.00%" fo:text-align="center" fo:margin-bottom="10.00pt"/>
    </style:style>
  </office:automatic-styles>
  <office:body>
    <office:text>
      <text:p text:style-name="P1"><text:span text:style-name="T1"/></text:p>
      <text:p text:style-name="P2"><text:span text:style-name="T2"><text:s text:c="50"/></text:span><text:span text:style-name="T3">Pamukkale Üniversitiesi - Bilg.Müh.<text:s text:c="25"/></text:span><text:span text:style-name="T4">05.06.2024</text:span></text:p>
      <text:p text:style-name="P2"><text:span text:style-name="T5">Mikroi</text:span><text:span text:style-name="T6">şlemciler ve Mikrobilgisayarlar - Final Sınavı - Ad<text:s text:c="22"/>Soyad<text:s text:c="23"/>No</text:span></text:p>
      <text:p text:style-name="P3"><text:span text:style-name="T7">1. Y=3X-2Z-70 ifadesinde "X" de</text:span><text:span text:style-name="T8">ğeri, 8 bit olmak<text:s/></text:span><text:span text:style-name="T9">üzere F2H adresli giri</text:span><text:span text:style-name="T10">ş biriminden değer almaktadır.<text:s text:c="2"/>Değişken "Z" ise F8H adresli giriş biriminden 8 bitlik değer almaktadır. Ayrıca "Y" ise 1000H adresli fiziksel hafıza lokasyonuna işaret etmektdir. Buna g</text:span><text:span text:style-name="T11">öre girilen herbir "X" ve "Z" de</text:span><text:span text:style-name="T12">ğeri i</text:span><text:span text:style-name="T13">çin ifadeyi cözümleyip sonucu 1000H adresine yükleyen 8086 komut kümelerin bir k</text:span><text:span text:style-name="T14">ısmı verilmiştir. Program toplam 100 adet girilen X ve Z değerleri i</text:span><text:span text:style-name="T15">çin hesaplamalar</text:span><text:span text:style-name="T16">ı yaptıktan sonra program "PROC HESAP" isimli ana proced</text:span><text:span text:style-name="T17">ür program</text:span><text:span text:style-name="T18">ına geri d</text:span><text:span text:style-name="T19">önecektir. A</text:span><text:span text:style-name="T20">şağıda verilen boşlukları tamalayınız (35p)</text:span></text:p>
      <text:p text:style-name="P4"><text:span text:style-name="T21"><text:tab/>PROC<text:s text:c="2"/>NEAR TOPLA</text:span></text:p>
      <text:p text:style-name="P4"><text:span text:style-name="T21"><text:tab/>_______________</text:span><text:span text:style-name="T22"><text:s/></text:span><text:span text:style-name="T23">MOV DX,0100H</text:span><text:span text:style-name="T24"/></text:p>
      <text:p text:style-name="P4"><text:span text:style-name="T24"><text:tab/>MOV DS,DX</text:span></text:p>
      <text:p text:style-name="P4"><text:span text:style-name="T24"><text:s text:c="14"/>MOV DI,0064H<text:s text:c="3"/>// 100 adet X,Z giri</text:span><text:span text:style-name="T25">şleri i</text:span><text:span text:style-name="T26">çin sayaç tan</text:span><text:span text:style-name="T27">ımlama,</text:span></text:p>
      <text:p text:style-name="P4"><text:span text:style-name="T28"><text:tab/>MOV SI,0000H</text:span></text:p>
      <text:p text:style-name="P4"><text:span text:style-name="T28">DEVAM ________________<text:s text:c="4"/></text:span><text:span text:style-name="T29">IN AL,F2H</text:span></text:p>
      <text:p text:style-name="P4"><text:span text:style-name="T30"><text:s text:c="14"/>MOV BL,03H</text:span></text:p>
      <text:p text:style-name="P4"><text:span text:style-name="T30"><text:s text:c="14"/>MUL BL<text:s text:c="28"/></text:span></text:p>
      <text:p text:style-name="P4"><text:span text:style-name="T30"><text:s text:c="14"/>IN AL,F8H</text:span></text:p>
      <text:p text:style-name="P4"><text:span text:style-name="T30"><text:s text:c="14"/>MOV BH,02H</text:span></text:p>
      <text:p text:style-name="P4"><text:span text:style-name="T30"><text:s text:c="14"/>MUL BH<text:s text:c="25"/></text:span></text:p>
      <text:p text:style-name="P4"><text:span text:style-name="T30"><text:tab/>_______________<text:s text:c="6"/></text:span><text:span text:style-name="T31">SUB DX,AX<text:s text:c="2"/></text:span><text:span text:style-name="T32"/></text:p>
      <text:p text:style-name="P4"><text:span text:style-name="T32"><text:s text:c="14"/>SUB DX,46H</text:span></text:p>
      <text:p text:style-name="P4"><text:span text:style-name="T32"><text:tab/>MOV [0000H],DX</text:span></text:p>
      <text:p text:style-name="P4"><text:span text:style-name="T32"><text:s text:c="13"/>________________<text:s text:c="4"/></text:span><text:span text:style-name="T33">DEC DI</text:span><text:span text:style-name="T34"/></text:p>
      <text:p text:style-name="P4"><text:span text:style-name="T34"><text:tab/>_______________<text:s text:c="5"/></text:span><text:span text:style-name="T35">CMP<text:s/></text:span><text:span text:style-name="T36">DI</text:span><text:span text:style-name="T37">,</text:span><text:span text:style-name="T38">00</text:span><text:span text:style-name="T39">00H</text:span><text:span text:style-name="T40"/></text:p>
      <text:p text:style-name="P4"><text:span text:style-name="T40"><text:s text:c="13"/>_______________<text:s text:c="7"/></text:span><text:span text:style-name="T41">JN</text:span><text:span text:style-name="T42">E</text:span><text:span text:style-name="T43"><text:s/>DEVAM</text:span><text:span text:style-name="T44"/></text:p>
      <text:p text:style-name="P4"><text:span text:style-name="T44"><text:s text:c="13"/>_______________<text:s text:c="7"/></text:span><text:span text:style-name="T45">RET</text:span></text:p>
      <text:p text:style-name="P4"><text:span text:style-name="T46"><text:s text:c="13"/>ENDP PR</text:span><text:span text:style-name="T47">O</text:span><text:span text:style-name="T48">C<text:s text:c="2"/>TOPLA<text:tab/></text:span></text:p>
      <text:p text:style-name="P5"><text:span text:style-name="T49">2. Bir hibrit jeotermal elektrik enerji santralin enerji yönetimini sa</text:span><text:span text:style-name="T50">ğlayan sistem yazılımı i</text:span><text:span text:style-name="T51">çin PROC HIBRIT isimli bir procedür program</text:span><text:span text:style-name="T52">ı yazılacaktır. Sistemin y</text:span><text:span text:style-name="T53">ürütülmesi için 8086 mikroi</text:span><text:span text:style-name="T54">şlemcili bir sistem kullanılmaktadır. Buna g</text:span><text:span text:style-name="T55">öre hirit santralin üretti</text:span><text:span text:style-name="T56">ği 8 bitlik, anlık g</text:span><text:span text:style-name="T57">üç de</text:span><text:span text:style-name="T58">ğeri F0H adresli giriş birimine bağılı sens</text:span><text:span text:style-name="T59">ör taraf</text:span><text:span text:style-name="T60">ından alınmaktadır. Eğer<text:s/></text:span><text:span text:style-name="T61">üretti</text:span><text:span text:style-name="T62">ği anlık g</text:span><text:span text:style-name="T63">üç de</text:span><text:span text:style-name="T64">ğeri 40MW'ın<text:s/></text:span><text:span text:style-name="T65">üzerinde ise, santral jeotermal kuyusundan gelen ak</text:span><text:span text:style-name="T66">ışkanı t</text:span><text:span text:style-name="T67">ürbinlere göndererek elektrik üretimini sa</text:span><text:span text:style-name="T68">ğlamaktadır. Ancak<text:s/></text:span><text:span text:style-name="T69">üretti</text:span><text:span text:style-name="T70">ği anlık g</text:span><text:span text:style-name="T71">üç de</text:span><text:span text:style-name="T72">ğeri 40MW altında ise, parabolik toplayıcı mod</text:span><text:span text:style-name="T73">üllerinden destek almak için FEH ç</text:span><text:span text:style-name="T74">ıkış birimine bağılı sens</text:span><text:span text:style-name="T75">öre<text:s text:c="2"/>33H kodunu gönderek parabolik toplay</text:span><text:span text:style-name="T76">ıcıları devreye sokmayı sağlayan vana a</text:span><text:span text:style-name="T77">ç</text:span><text:span text:style-name="T78">ılmaktadır. F0H adresli giriş birimine bağılı sens</text:span><text:span text:style-name="T79">örden 30MW alt</text:span><text:span text:style-name="T80">ında değer okunursa program ana sistem yazılımına geri d</text:span><text:span text:style-name="T81">önmektedir. Procedür program</text:span><text:span text:style-name="T82">ı bu şekilde sonsuza kadar<text:s/></text:span><text:span text:style-name="T83">çal</text:span><text:span text:style-name="T84">ışacaktır. Buna g</text:span><text:span text:style-name="T85">öre PROC HIBRIT isimli prosedür program</text:span><text:span text:style-name="T86">ın bir kısmı aşağıda verilmiştir. Programı tamalayınız (20p)<text:tab/></text:span></text:p>
      <text:p text:style-name="P6"><text:span text:style-name="T87"><text:s/><text:tab/>PORC HITRIT NEAR</text:span></text:p>
      <text:p text:style-name="P6"><text:span text:style-name="T87">DEVAM IN AL, F0H</text:span></text:p>
      <text:p text:style-name="P6"><text:span text:style-name="T87"><text:tab/>CMP AL,1EH<text:s text:c="9"/>// 1EH=30</text:span></text:p>
      <text:p text:style-name="P6"><text:span text:style-name="T87"><text:tab/>JNGE SON</text:span></text:p>
      <text:p text:style-name="P6"><text:span text:style-name="T87"><text:s text:c="14"/>CMP AL,2BH<text:s text:c="9"/>// 2BH=40</text:span></text:p>
      <text:p text:style-name="P6"><text:span text:style-name="T87"><text:tab/>JNGE P</text:span><text:span text:style-name="T88">A</text:span><text:span text:style-name="T89">R</text:span><text:span text:style-name="T90">A</text:span><text:span text:style-name="T91">B<text:s text:c="11"/>// JNGE<text:s text:c="2"/>büyük veya e</text:span><text:span text:style-name="T92">şit değil ise</text:span></text:p>
      <text:p text:style-name="P6"><text:span text:style-name="T93"><text:s text:c="14"/>JMP DEVAM</text:span></text:p>
      <text:p text:style-name="P6"><text:span text:style-name="T93">PAR</text:span><text:span text:style-name="T94">A</text:span><text:span text:style-name="T95">B</text:span></text:p>
      <text:p text:style-name="P6"><text:span text:style-name="T95"><text:s text:c="12"/>.....burdan sonra kodlar</text:span><text:span text:style-name="T96">ı tamamlayınız!........</text:span></text:p>
      <text:p text:style-name="P6"><text:span text:style-name="T97"><text:tab/>MOV AL, 33H</text:span></text:p>
      <text:p text:style-name="P6"><text:span text:style-name="T97"><text:tab/>OUT FEH, AL</text:span></text:p>
      <text:p text:style-name="P6"><text:span text:style-name="T97">SON<text:tab/>RET</text:span></text:p>
      <text:p text:style-name="P6"><text:span text:style-name="T97"><text:tab/>ENDP HIBRIT</text:span><text:span text:style-name="T98"/></text:p>
      <text:p text:style-name="P7"><text:span text:style-name="T99">3.<text:s text:c="4"/>Toplam 8 adet tu</text:span><text:span text:style-name="T100">ş takımından oluşan bir klavye 8086 mikroişlemcili bir sisteme aşağıdaki şekildeki gibi bağlanmıştır. Tuş takımında tuşları 1 den başlamak<text:s/></text:span><text:span text:style-name="T101">üzere 8 ‘e kadar numaraland</text:span><text:span text:style-name="T102">ırılmıştır. Buna g</text:span><text:span text:style-name="T103">öre bas</text:span><text:span text:style-name="T104">ılan tuşun hangi numaralı tuş olduğunu algılayan ve bu tuş numarasını F3H<text:s/></text:span><text:span text:style-name="T105">ç</text:span><text:span text:style-name="T106">ıkış adresine bağılı 7 Seg_Led<text:s/></text:span><text:span text:style-name="T107">üzerine yazd</text:span><text:span text:style-name="T108">ıran 8086 komut k</text:span><text:span text:style-name="T109">ümelerini kullanarak bir prosedür program</text:span><text:span text:style-name="T110">ı yazınız. 7 Seg_Led<text:s/></text:span><text:span text:style-name="T111">üzerine yazd</text:span><text:span text:style-name="T112">ırma işlemi ana prosed</text:span><text:span text:style-name="T113">ür program</text:span><text:span text:style-name="T114">ı tarafından<text:s/></text:span><text:span text:style-name="T115">ça</text:span><text:span text:style-name="T116">ğrılan “YAZ” isimli alt program tarafından ger</text:span><text:span text:style-name="T117">çekle</text:span><text:span text:style-name="T118">ştirilecektir. 7 Seg_Led’e rakam yazdırma kodları 02007H dan başlamak<text:s/></text:span><text:span text:style-name="T119">üzere 02000H’a kadar geriye do</text:span><text:span text:style-name="T120">ğru y</text:span><text:span text:style-name="T121">üklenmi</text:span><text:span text:style-name="T122">ştir. Ayrıca 02007H adresinde ‘1’ yazdırma, 02006H adresinde ‘2’ yazdırma …..02000H adresinde ‘8’ yazdırma kodları y</text:span><text:span text:style-name="T123">üklüdür. A</text:span><text:span text:style-name="T124">şağıdaki şekilde g</text:span><text:span text:style-name="T125">örüldü</text:span><text:span text:style-name="T126">ğ</text:span><text:span text:style-name="T127">ü üzere bas</text:span><text:span text:style-name="T128">ılan tuş ‘0’ basılmayan tuş ‘1’ değerini verir. Ana prosed</text:span><text:span text:style-name="T129">ür program</text:span><text:span text:style-name="T130">ı her algılanan tuş dan sonra, bir sonraki basılan tuşu algılamak<text:s/></text:span><text:span text:style-name="T131">üzere sonsuza kadar çal</text:span><text:span text:style-name="T132">ışacaktır. (45p)<text:s text:c="17"/></text:span></text:p>
      <text:p text:style-name="P8"><draw:frame text:anchor-type="as-char" svg:width="148.96mm" svg:height="85.73mm" style:rel-width="scale" style:rel-height="scale"><draw:object-ole xlink:href="OleObj1"/><draw:image xlink:href="ObjectReplacements/OleObj1"/></draw:frame><text:span text:style-name="T133"/></text:p>
      <text:p text:style-name="P9"><text:span text:style-name="T134"><text:s text:c="25"/>PROC<text:s text:c="3"/>NEAR<text:s text:c="2"/>8_TUS</text:span></text:p>
      <text:p text:style-name="P10"><text:span text:style-name="T134">MOV DX,EE01H</text:span></text:p>
      <text:p text:style-name="P10"><text:span text:style-name="T134">PUSH DX</text:span></text:p>
      <text:p text:style-name="P10"><text:span text:style-name="T135">______________<text:s text:c="2"/>MOV DX,<text:s/></text:span><text:span text:style-name="T136">0</text:span><text:span text:style-name="T137">200H</text:span></text:p>
      <text:p text:style-name="P10"><text:span text:style-name="T138">MOV DS,DX</text:span></text:p>
      <text:p text:style-name="P10"><text:span text:style-name="T139">_______________<text:s text:c="2"/>POP DX</text:span></text:p>
      <text:p text:style-name="P10"><text:span text:style-name="T140">DEVAM</text:span><text:span text:style-name="T141">MOV SI,0007H //<text:s text:c="2"/>Ofset adresi</text:span></text:p>
      <text:p text:style-name="P11"><text:span text:style-name="T141"><text:s text:c="25"/>IN AL, DX</text:span></text:p>
      <text:p text:style-name="P12"><text:span text:style-name="T141">TEKRAR<text:s text:c="12"/>SHL AL,1</text:span></text:p>
      <text:p text:style-name="P13"><text:span text:style-name="T141">JNC BULUNDU</text:span></text:p>
      <text:p text:style-name="P13"><text:span text:style-name="T142">_______________ DEC SI</text:span></text:p>
      <text:p text:style-name="P13"><text:span text:style-name="T142">_______________ CMP SI,</text:span><text:span text:style-name="T143">00</text:span><text:span text:style-name="T144">00H</text:span></text:p>
      <text:p text:style-name="P13"><text:span text:style-name="T145">JNE TEKRAR</text:span></text:p>
      <text:p text:style-name="P13"><text:span text:style-name="T145">JMP DEVAM</text:span></text:p>
      <text:p text:style-name="P14"><text:span text:style-name="T145"><text:s text:c="11"/>BULUNDU<text:s text:c="9"/>CALL LED_YAZ</text:span></text:p>
      <text:p text:style-name="P15"><text:span text:style-name="T145">JMP DEVAM</text:span></text:p>
      <text:p text:style-name="P15"><text:span text:style-name="T145">RET</text:span></text:p>
      <text:p text:style-name="P16"><text:span text:style-name="T145"><text:s text:c="17"/>SON<text:s text:c="14"/>ENDP<text:s text:c="2"/>8_TUS<text:s text:c="2"/></text:span></text:p>
      <text:p text:style-name="P16"><text:span text:style-name="T145"><text:s text:c="2"/>////////////////////Ça</text:span><text:span text:style-name="T146">ğırılacakaltProsed</text:span><text:span text:style-name="T147">ürProgram</text:span><text:span text:style-name="T148">ı////////////////////</text:span></text:p>
      <text:p text:style-name="P17"><text:span text:style-name="T149"><text:s text:c="11"/></text:span><text:span text:style-name="T150"><text:s/></text:span><text:span text:style-name="T151"><text:s/></text:span><text:span text:style-name="T152"><text:s/></text:span><text:span text:style-name="T153"><text:s/></text:span><text:span text:style-name="T154">______________<text:s/></text:span><text:span text:style-name="T155"><text:s/></text:span><text:span text:style-name="T156">PROC NEAR YAZ</text:span><text:span text:style-name="T157"/></text:p>
      <text:p text:style-name="P17"><text:span text:style-name="T157"><text:s/><text:tab/></text:span><text:span text:style-name="T158"><text:s text:c="3"/></text:span><text:span text:style-name="T159">______________<text:s text:c="2"/></text:span><text:span text:style-name="T160">MOV AL,[SI]</text:span></text:p>
      <text:p text:style-name="P17"><text:span text:style-name="T161"><text:s text:c="5"/></text:span><text:span text:style-name="T162"><text:s text:c="6"/></text:span><text:span text:style-name="T163"><text:s text:c="4"/></text:span><text:span text:style-name="T164"><text:s/>______________<text:s text:c="2"/></text:span><text:span text:style-name="T165">OUT F3H, AL</text:span></text:p>
      <text:p text:style-name="P17"><text:span text:style-name="T165"><text:s text:c="17"/></text:span><text:span text:style-name="T166"><text:s/>______________</text:span><text:span text:style-name="T167">RET</text:span><text:span text:style-name="T168"/></text:p>
      <text:p text:style-name="P18"><text:span text:style-name="T168"><text:s text:c="2"/></text:span><text:span text:style-name="T169"><text:s/></text:span><text:span text:style-name="T170"><text:s/>ENDP<text:s text:c="2"/>YAZ<text:s text:c="3"/></text:span></text:p>
      <text:p text:style-name="P19"><text:span text:style-name="T171"><text:s text:c="118"/>Dr.Ö</text:span><text:span text:style-name="T172">ğr.</text:span><text:span text:style-name="T173">Üye.Gökhan UÇKAN</text:span></text:p>
      <text:p text:style-name="P20"><text:span text:style-name="T174"/></text:p>
      <text:p text:style-name="P20"><text:span text:style-name="T174"/></text:p>
      <text:p text:style-name="P20"><text:span text:style-name="T174"/></text:p>
      <text:p text:style-name="P20"><text:span text:style-name="T174"/></text:p>
      <text:p text:style-name="P20"><text:span text:style-name="T174"/></text:p>
      <text:p text:style-name="P20"><text:span text:style-name="T174"/></text:p>
      <text:p text:style-name="P20"><text:span text:style-name="T174"/></text:p>
      <text:p text:style-name="P20"><text:span text:style-name="T174"/></text:p>
      <text:p text:style-name="P20"><text:span text:style-name="T174"/></text:p>
      <text:p text:style-name="P20"><text:span text:style-name="T174"/></text:p>
      <text:p text:style-name="P20"><text:span text:style-name="T174"/></text:p>
      <text:p text:style-name="P20"><text:span text:style-name="T175"><text:s text:c="14"/></text:span></text:p>
      <text:p text:style-name="P21"><text:span text:style-name="T17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